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eb9" officeooo:paragraph-rsid="00033eb9"/>
    </style:style>
    <style:style style:name="T1" style:family="text">
      <style:text-properties officeooo:rsid="00042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motivos por lo que me parece que sass ayuda son:</text:p>
      <text:p text:style-name="P1"/>
      <text:p text:style-name="P1">-Reduce el tiempo para crear y mantener mi CSS <text:span text:style-name="T1">(gracias a las variables y demas, aparte de que esta le da mucho juego a la hora de dar estilos)</text:span>.</text:p>
      <text:p text:style-name="P1">-Permite una organización modular de mis estilos.</text:p>
      <text:p text:style-name="P1">-Proporciona estructuras de lenguaje de programació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6:46:18.966984294</meta:creation-date>
    <dc:date>2021-04-28T17:06:10.284675812</dc:date>
    <meta:editing-duration>PT9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3" meta:character-count="298" meta:non-whitespace-character-count="249"/>
  </office:meta>
</office:document-meta>
</file>